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3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Zen Hei2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1.901cm" fo:min-width="6.611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3465a4" draw:fill="none" draw:textarea-vertical-align="top" draw:auto-grow-height="false" fo:min-height="13.922cm" fo:min-width="7.45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3465a4" draw:fill="none" draw:textarea-vertical-align="top" draw:auto-grow-height="false" fo:min-height="4.475cm" fo:min-width="6.10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none" draw:textarea-vertical-align="top" draw:auto-grow-height="false" fo:min-height="3.671cm" fo:min-width="6.10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none" draw:textarea-vertical-align="top" draw:auto-grow-height="false" fo:min-height="3.727cm" fo:min-width="7.121cm" fo:padding-top="0.125cm" fo:padding-bottom="0.125cm" fo:padding-left="0.25cm" fo:padding-right="0.25cm" fo:wrap-option="wrap"/>
    </style:style>
    <style:style style:name="gr7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2.797cm" fo:min-width="5.087cm" fo:padding-top="0.125cm" fo:padding-bottom="0.125cm" fo:padding-left="0.25cm" fo:padding-right="0.25cm" fo:wrap-option="no-wrap"/>
    </style:style>
    <style:style style:name="gr8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2.709cm" fo:min-width="5.087cm" fo:padding-top="0.125cm" fo:padding-bottom="0.125cm" fo:padding-left="0.25cm" fo:padding-right="0.25cm" fo:wrap-option="no-wrap"/>
    </style:style>
    <style:style style:name="gr9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2.289cm" fo:min-width="5.087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5cm" fo:min-width="1.277cm" fo:padding-top="0.125cm" fo:padding-bottom="0.125cm" fo:padding-left="0.25cm" fo:padding-right="0.25cm" fo:wrap-option="wrap"/>
    </style:style>
    <style:style style:name="gr11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3.383cm" fo:padding-top="0.125cm" fo:padding-bottom="0.125cm" fo:padding-left="0.25cm" fo:padding-right="0.25cm" fo:wrap-option="wrap"/>
    </style:style>
    <style:style style:name="gr12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2.797cm" fo:min-width="4.325cm" fo:padding-top="0.125cm" fo:padding-bottom="0.125cm" fo:padding-left="0.25cm" fo:padding-right="0.25cm" fo:wrap-option="no-wrap"/>
    </style:style>
    <style:style style:name="gr13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1.529cm" fo:min-width="2.549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81cm" svg:stroke-color="#000000" draw:marker-start-width="0.321cm" draw:marker-end="msArrowEnd_20_5" draw:marker-end-width="0.331cm" draw:marker-end-center="false" draw:fill="none" draw:textarea-vertical-align="top" draw:auto-grow-height="false" fo:min-height="1.703cm" fo:min-width="0cm" fo:padding-top="0.165cm" fo:padding-bottom="0.165cm" fo:padding-left="0.29cm" fo:padding-right="0.29cm" fo:wrap-option="wrap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1.529cm" fo:min-width="2.549cm" fo:padding-top="0.125cm" fo:padding-bottom="0.125cm" fo:padding-left="0.25cm" fo:padding-right="0.25cm" fo:wrap-option="no-wrap"/>
    </style:style>
    <style:style style:name="gr17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solid" svg:stroke-width="0cm" svg:stroke-color="#3465a4" draw:fill="none" draw:textarea-vertical-align="top" draw:auto-grow-height="false" fo:min-height="5.566cm" fo:min-width="8.643cm" fo:padding-top="0.125cm" fo:padding-bottom="0.125cm" fo:padding-left="0.25cm" fo:padding-right="0.25cm" fo:wrap-option="wrap"/>
    </style:style>
    <style:style style:name="gr20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1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2" style:family="graphic" style:parent-style-name="standard" style:list-style-name="L10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cm" svg:stroke-color="#3465a4" draw:fill="none" draw:textarea-vertical-align="top" draw:auto-grow-height="false" fo:min-height="3.051cm" fo:min-width="2.8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3465a4" draw:fill="none" draw:textarea-vertical-align="top" draw:auto-grow-height="false" fo:min-height="5.337cm" fo:min-width="4.579cm" fo:padding-top="0.125cm" fo:padding-bottom="0.125cm" fo:padding-left="0.25cm" fo:padding-right="0.25cm" fo:wrap-option="wrap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1.97cm" fo:padding-top="0.125cm" fo:padding-bottom="0.125cm" fo:padding-left="0.25cm" fo:padding-right="0.25cm" fo:wrap-option="wrap"/>
    </style:style>
    <style:style style:name="gr26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3.769cm" fo:padding-top="0.125cm" fo:padding-bottom="0.125cm" fo:padding-left="0.25cm" fo:padding-right="0.25cm" fo:wrap-option="wrap"/>
    </style:style>
    <style:style style:name="gr27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4.785cm" fo:padding-top="0.125cm" fo:padding-bottom="0.125cm" fo:padding-left="0.25cm" fo:padding-right="0.25cm" fo:wrap-option="wrap"/>
    </style:style>
    <style:style style:name="gr28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65cm" fo:min-width="6.405cm" fo:padding-top="0.125cm" fo:padding-bottom="0.125cm" fo:padding-left="0.25cm" fo:padding-right="0.25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2.571cm" fo:padding-top="0.125cm" fo:padding-bottom="0.125cm" fo:padding-left="0.25cm" fo:padding-right="0.25cm" fo:wrap-option="wrap"/>
    </style:style>
    <style:style style:name="gr30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3.735cm" fo:padding-top="0.125cm" fo:padding-bottom="0.125cm" fo:padding-left="0.25cm" fo:padding-right="0.25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65cm" fo:min-width="5.241cm" fo:padding-top="0.125cm" fo:padding-bottom="0.125cm" fo:padding-left="0.25cm" fo:padding-right="0.25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65cm" fo:min-width="4.537cm" fo:padding-top="0.125cm" fo:padding-bottom="0.125cm" fo:padding-left="0.25cm" fo:padding-right="0.25cm" fo:wrap-option="wrap"/>
    </style:style>
    <style:style style:name="gr33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4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6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7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814cm" fo:min-width="6.644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1.814cm" fo:min-width="6.644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5.556cm" fo:min-width="5.476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5.555cm" fo:min-width="5.476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5.554cm" fo:min-width="5.4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782cm" fo:min-width="3.818cm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782cm" fo:min-width="5.596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2.036cm" fo:min-width="6.358cm"/>
    </style:style>
    <style:style style:name="gr52" style:family="graphic" style:parent-style-name="standard" style:list-style-name="L7">
      <style:graphic-properties draw:stroke="none" draw:fill="none" fo:min-height="1.881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5.446cm" style:use-optimal-column-width="false"/>
    </style:style>
    <style:style style:name="co2" style:family="table-column">
      <style:table-column-properties style:column-width="17.754cm" style:use-optimal-column-width="false"/>
    </style:style>
    <style:style style:name="co3" style:family="table-column">
      <style:table-column-properties style:column-width="11.247cm" style:use-optimal-column-width="false"/>
    </style:style>
    <style:style style:name="co4" style:family="table-column">
      <style:table-column-properties style:column-width="7.858cm" style:use-optimal-column-width="false"/>
    </style:style>
    <style:style style:name="co5" style:family="table-column">
      <style:table-column-properties style:column-width="5.911cm" style:use-optimal-column-width="false"/>
    </style:style>
    <style:style style:name="ro1" style:family="table-row">
      <style:table-row-properties style:row-height="2.162cm"/>
    </style:style>
    <style:style style:name="ro2" style:family="table-row">
      <style:table-row-properties style:row-height="1.749cm"/>
    </style:style>
    <style:style style:name="ro3" style:family="table-row">
      <style:table-row-properties style:row-height="2.164cm"/>
    </style:style>
    <style:style style:name="ro4" style:family="table-row">
      <style:table-row-properties style:row-height="-7.97cm"/>
    </style:style>
    <style:style style:name="ro5" style:family="table-row">
      <style:table-row-properties style:row-height="0.937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end"/>
    </style:style>
    <style:style style:name="ce3" style:family="table-cell">
      <loext:graphic-properties draw:textarea-vertical-align="middle"/>
    </style:style>
    <style:style style:name="ce4" style:family="table-cell">
      <style:paragraph-properties fo:text-align="center"/>
    </style:style>
    <style:style style:name="ce5" style:family="table-cell">
      <style:text-properties style:font-name="DejaVu Sans1" fo:font-size="18pt" style:font-size-asian="18pt" style:font-size-complex="18pt"/>
    </style:style>
    <style:style style:name="ce6" style:family="table-cell">
      <style:paragraph-properties fo:text-align="center"/>
      <style:text-properties style:font-name="DejaVu Sans1" fo:font-size="18pt" style:font-size-asian="18pt" style:font-size-complex="18pt"/>
    </style:style>
    <style:style style:name="ce7" style:family="table-cell">
      <style:paragraph-properties fo:text-align="end"/>
      <style:text-properties style:font-name="DejaVu Sans1" fo:font-size="18pt" style:font-size-asian="18pt" style:font-size-complex="18pt"/>
    </style:style>
    <style:style style:name="ce8" style:family="table-cell">
      <style:paragraph-properties fo:margin-left="0cm" fo:margin-right="0cm" fo:text-align="end" fo:text-indent="0cm"/>
      <style:text-properties style:font-name="DejaVu Sans1" fo:font-size="18pt" style:letter-kerning="true" style:font-name-asian="WenQuanYi Zen Hei" style:font-size-asian="18pt" style:font-name-complex="Lohit Hindi" style:font-size-complex="18pt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729fcf"/>
      <style:paragraph-properties fo:text-align="start"/>
      <style:text-properties fo:font-size="18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DejaVu Sans1" fo:font-size="18pt" style:font-size-asian="18pt" style:font-size-complex="18pt"/>
    </style:style>
    <style:style style:name="P16" style:family="paragraph">
      <style:paragraph-properties fo:text-align="center"/>
      <style:text-properties style:font-name="DejaVu Sans1" fo:font-size="18pt" style:font-size-asian="18pt" style:font-size-complex="18pt"/>
    </style:style>
    <style:style style:name="P17" style:family="paragraph">
      <style:paragraph-properties fo:text-align="end"/>
      <style:text-properties style:font-name="DejaVu Sans1" fo:font-size="18pt" style:font-size-asian="18pt" style:font-size-complex="18pt"/>
    </style:style>
    <style:style style:name="P18" style:family="paragraph">
      <style:paragraph-properties fo:margin-left="0cm" fo:margin-right="0cm" fo:text-align="end" fo:text-indent="0cm"/>
      <style:text-properties style:font-name="DejaVu Sans1" fo:font-size="18pt" style:letter-kerning="true" style:font-name-asian="WenQuanYi Zen Hei" style:font-size-asian="18pt" style:font-name-complex="Lohit Hindi" style:font-size-complex="18pt"/>
    </style:style>
    <style:style style:name="P19" style:family="paragraph"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3" style:font-size-asian="44pt" style:font-style-asian="normal" style:font-weight-asian="normal" style:font-name-complex="DejaVu Sans3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font-color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3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6" style:family="text">
      <style:text-properties fo:font-variant="normal" fo:text-transform="none" fo:color="#9900ff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 text:style-name="P1"><text:span text:style-name="T1">高可用</text:span><text:span text:style-name="T1">ELK</text:span><text:span text:style-name="T1">架构</text:span>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李海滨</text:p>
            <text:p><text:a xlink:href="mailto:lihaibin@xonestep.com" xlink:type="simple">lihaibin@xonestep.com</text:a></text:p>
            <text:p>2018.07.20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特性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2">服务状态自动监控，服务自愈。</text:span></text:p>
              </text:list-item>
              <text:list-item>
                <text:p text:style-name="P3"><text:span text:style-name="T2">系统性能监控，告警信息可发往邮箱、钉钉、</text:span><text:span text:style-name="T2">zabbix</text:span><text:span text:style-name="T2">等。</text:span></text:p>
              </text:list-item>
              <text:list-item>
                <text:p text:style-name="P3"><text:span text:style-name="T2">冷数据定时迁移到冷数据节点。</text:span></text:p>
              </text:list-item>
              <text:list-item>
                <text:p text:style-name="P3"><text:span text:style-name="T2">服务自发现自注册，弹性伸缩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涉及的应用服务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3"><text:span text:style-name="T2">Consul</text:span><text:span text:style-name="T3">（</text:span><text:span text:style-name="T4"><text:a xlink:href="https://www.consul.io/" xlink:type="simple">https://www.consul.io/</text:a></text:span><text:span text:style-name="T3">）</text:span><text:span text:style-name="T2"><text:line-break/></text:span><text:span text:style-name="T5">Service Discovery and Configuration</text:span></text:p>
            <text:p text:style-name="P3"><text:span text:style-name="T2">Redis + Sentinel</text:span><text:span text:style-name="T3">（</text:span><text:span text:style-name="T4"><text:a xlink:href="https://redis.io/" xlink:type="simple">https://redis.io/</text:a></text:span><text:span text:style-name="T3">）</text:span></text:p>
            <text:p text:style-name="P3"><text:span text:style-name="T5">In-memory data structure store</text:span></text:p>
            <text:p text:style-name="P3"><text:span text:style-name="T2">Monit</text:span><text:span text:style-name="T3">（</text:span><text:span text:style-name="T4"><text:a xlink:href="https://mmonit.com/monit/" xlink:type="simple">https://mmonit.com/monit/</text:a></text:span><text:span text:style-name="T3">）</text:span></text:p>
            <text:p text:style-name="P3"><text:span text:style-name="T5">System monitoring and error recovery.</text:span></text:p>
            <text:p text:style-name="P3"><text:span text:style-name="T2">Chrony</text:span><text:span text:style-name="T3">（</text:span><text:span text:style-name="T4"><text:a xlink:href="https://chrony.tuxfamily.org/" xlink:type="simple">https://chrony.tuxfamily.org/</text:a></text:span><text:span text:style-name="T3">）</text:span></text:p>
            <text:p text:style-name="P3"><text:span text:style-name="T5">A versatile implementation of the Network Time Protocol</text:span></text:p>
            <text:p text:style-name="P3"><text:span text:style-name="T2">ELK Stack</text:span><text:span text:style-name="T3">（</text:span><text:span text:style-name="T4"><text:a xlink:href="https://www.elastic.co/" xlink:type="simple">https://www.elastic.co</text:a></text:span><text:span text:style-name="T3">）</text:span></text:p>
            <text:p text:style-name="P3"><text:span text:style-name="T5">Reliably and securely take data from any source, in any format, and</text:span></text:p>
            <text:p text:style-name="P3"><text:span text:style-name="T5">search, analyze, and visualize it in real time. </text:span></text:p>
            <text:p text:style-name="P3"><text:span text:style-name="T2">Beats</text:span><text:span text:style-name="T3">（</text:span><text:span text:style-name="T6"><text:a xlink:href="https://www.elastic.co/cn/products/beats" xlink:type="simple">https://www.elastic.co/cn/products/beats</text:a></text:span><text:span text:style-name="T3">）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LK<text:span text:style-name="T1">架构图</text:span></text:p>
          </draw:text-box>
        </draw:frame>
        <draw:custom-shape draw:name="CustomShape 3" draw:style-name="gr2" draw:text-style-name="P5" xml:id="id6" draw:id="id6" draw:layer="layout" svg:width="7.11cm" svg:height="2.15cm" svg:x="10.452cm" svg:y="5.282cm">
          <text:p text:style-name="P4"><text:span text:style-name="T7">Kib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6" draw:layer="layout" svg:width="7.952cm" svg:height="14.171cm" svg:x="1.23cm" svg:y="5.2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6" xml:id="id3" draw:id="id3" draw:layer="layout" svg:width="6.602cm" svg:height="4.724cm" svg:x="18.758cm" svg:y="5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6" xml:id="id4" draw:id="id4" draw:layer="layout" svg:width="6.602cm" svg:height="3.92cm" svg:x="18.758cm" svg:y="15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6" xml:id="id5" draw:id="id5" draw:layer="layout" svg:width="7.62cm" svg:height="3.976cm" svg:x="10.414cm" svg:y="10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5" xml:id="id1" draw:id="id1" draw:layer="layout" svg:width="5.586cm" svg:height="3.046cm" svg:x="2.448cm" svg:y="6.088cm">
          <text:p text:style-name="P4"><text:span text:style-name="T7">Elasticsearch</text:span></text:p>
          <text:p text:style-name="P4"><text:span text:style-name="T7">(master and inge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5" draw:layer="layout" svg:width="5.586cm" svg:height="2.958cm" svg:x="2.448cm" svg:y="11.168cm">
          <text:p text:style-name="P4"><text:span text:style-name="T7">Elasticsearch</text:span></text:p>
          <text:p text:style-name="P4"><text:span text:style-name="T7">(hot data no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5" xml:id="id2" draw:id="id2" draw:layer="layout" svg:width="5.586cm" svg:height="2.538cm" svg:x="2.448cm" svg:y="15.902cm">
          <text:p text:style-name="P4"><text:span text:style-name="T7">Elasticsearch</text:span></text:p>
          <text:p text:style-name="P4"><text:span text:style-name="T7">(warm data no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" draw:text-style-name="P7" draw:layer="layout" svg:width="1.776cm" svg:height="1.014cm" svg:x="19.504cm" svg:y="7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7" draw:layer="layout" svg:width="1.776cm" svg:height="1.014cm" svg:x="22.504cm" svg:y="7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7" draw:layer="layout" svg:width="1.776cm" svg:height="1.014cm" svg:x="19.804cm" svg:y="8.0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0" draw:text-style-name="P7" draw:layer="layout" svg:width="1.776cm" svg:height="1.014cm" svg:x="22.804cm" svg:y="8.0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" draw:text-style-name="P9" draw:layer="layout" svg:width="3.882cm" svg:height="0.96cm" svg:x="20.174cm" svg:y="5.934cm">
          <text:p text:style-name="P8"><text:span text:style-name="T7">Beats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" draw:text-style-name="P5" draw:layer="layout" svg:width="4.824cm" svg:height="3.046cm" svg:x="19.647cm" svg:y="16.014cm">
          <text:p text:style-name="P4"><text:span text:style-name="T7">Redis 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" draw:text-style-name="P5" draw:layer="layout" svg:width="3.048cm" svg:height="1.778cm" svg:x="10.878cm" svg:y="10.818cm">
          <text:p text:style-name="P4"><text:span text:style-name="T7">Logst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33" draw:style-name="gr14" draw:text-style-name="P6" draw:layer="layout" svg:width="0.001cm" svg:height="2.033cm" svg:x="5.241cm" svg:y="9.135cm">
          <text:p/>
          <draw:enhanced-geometry draw:mirror-horizontal="false" draw:mirror-vertical="false" svg:viewBox="0 0 21600 21600" draw:type="mso-spt32" draw:enhanced-path="M 0 0 L 21600 21600 N"/>
        </draw:custom-shape>
        <draw:connector draw:style-name="gr15" draw:text-style-name="P10" draw:layer="layout" draw:type="curve" draw:line-skew="-0.38cm" svg:x1="2.448cm" svg:y1="7.611cm" svg:x2="2.448cm" svg:y2="17.171cm" draw:start-shape="id1" draw:start-glue-point="3" draw:end-shape="id2" svg:d="M2448 7611c-1321 0-1321 9560 0 9560" svg:viewBox="0 0 992 9561">
          <text:p/>
        </draw:connector>
        <draw:custom-shape draw:name="CustomShape 21" draw:style-name="gr16" draw:text-style-name="P5" draw:layer="layout" svg:width="3.048cm" svg:height="1.778cm" svg:x="14.226cm" svg:y="12.088cm">
          <text:p text:style-name="P4"><text:span text:style-name="T7">Logst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10" draw:layer="layout" draw:type="line" svg:x1="22.059cm" svg:y1="9.996cm" svg:x2="22.059cm" svg:y2="15.592cm" draw:start-shape="id3" draw:start-glue-point="2" draw:end-shape="id4" draw:end-glue-point="0" svg:d="M22059 9996v5596" svg:viewBox="0 0 1 5597">
          <text:p/>
        </draw:connector>
        <draw:connector draw:style-name="gr17" draw:text-style-name="P10" draw:layer="layout" draw:type="curve" svg:x1="10.414cm" svg:y1="12.248cm" svg:x2="8.034cm" svg:y2="7.611cm" draw:start-shape="id5" draw:start-glue-point="3" draw:end-shape="id1" draw:end-glue-point="1" svg:d="M10414 12248c-1785 0-595-4637-2380-4637" svg:viewBox="0 0 2381 4638">
          <text:p/>
        </draw:connector>
        <draw:connector draw:style-name="gr18" draw:text-style-name="P10" draw:layer="layout" draw:type="curve" svg:x1="10.452cm" svg:y1="6.357cm" svg:x2="8.034cm" svg:y2="7.611cm" draw:start-shape="id6" draw:end-shape="id1" draw:end-glue-point="1" svg:d="M10452 6357c-1813 0-605 1254-2418 1254" svg:viewBox="0 0 2419 1255">
          <text:p/>
        </draw:connector>
        <draw:connector draw:style-name="gr17" draw:text-style-name="P10" draw:layer="layout" draw:type="curve" svg:x1="18.758cm" svg:y1="17.552cm" svg:x2="14.224cm" svg:y2="14.236cm" draw:start-shape="id4" draw:start-glue-point="3" draw:end-shape="id5" svg:d="M18758 17552c-3023 0-4534-1105-4534-3316" svg:viewBox="0 0 4535 3317">
          <text:p/>
        </draw:connecto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 text:style-name="P1"><text:span text:style-name="T1">Consul</text:span><text:span text:style-name="T1">架构图</text:span></text:p>
          </draw:text-box>
        </draw:frame>
        <draw:custom-shape draw:name="CustomShape 2" draw:style-name="gr19" draw:text-style-name="P6" xml:id="id8" draw:id="id8" draw:layer="layout" svg:width="9.142cm" svg:height="5.815cm" svg:x="9.336cm" svg:y="4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5" xml:id="id12" draw:id="id12" draw:layer="layout" svg:width="3.046cm" svg:height="1.776cm" svg:x="12.384cm" svg:y="4.936cm">
          <text:p text:style-name="P4"><text:span text:style-name="T7">ma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5" xml:id="id14" draw:id="id14" draw:layer="layout" svg:width="3.046cm" svg:height="1.776cm" svg:x="9.884cm" svg:y="7.336cm">
          <text:p text:style-name="P4"><text:span text:style-name="T7">maste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5" xml:id="id13" draw:id="id13" draw:layer="layout" svg:width="3.046cm" svg:height="1.776cm" svg:x="14.878cm" svg:y="7.336cm">
          <text:p text:style-name="P4"><text:span text:style-name="T7">maste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6" draw:layer="layout" svg:width="3.3cm" svg:height="3.3cm" svg:x="2.402cm" svg:y="13.77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3" draw:text-style-name="P6" draw:layer="layout" svg:width="3.3cm" svg:height="3.3cm" svg:x="2.703cm" svg:y="14.071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3" draw:text-style-name="P6" draw:layer="layout" svg:width="3.3cm" svg:height="3.3cm" svg:x="3.004cm" svg:y="14.372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4" draw:text-style-name="P6" xml:id="id9" draw:id="id9" draw:layer="layout" svg:width="5.078cm" svg:height="5.586cm" svg:x="1.802cm" svg:y="12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9" draw:layer="layout" svg:width="2.469cm" svg:height="0.96cm" svg:x="3.107cm" svg:y="12.556cm">
          <text:p text:style-name="P8"><text:span text:style-name="T7">Kib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3" draw:text-style-name="P6" draw:layer="layout" svg:width="3.3cm" svg:height="3.3cm" svg:x="8.602cm" svg:y="13.77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3" draw:text-style-name="P6" draw:layer="layout" svg:width="3.3cm" svg:height="3.3cm" svg:x="8.903cm" svg:y="14.071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3" draw:text-style-name="P6" draw:layer="layout" svg:width="3.3cm" svg:height="3.3cm" svg:x="9.204cm" svg:y="14.372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4" draw:text-style-name="P6" xml:id="id10" draw:id="id10" draw:layer="layout" svg:width="5.078cm" svg:height="5.586cm" svg:x="8.002cm" svg:y="12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5" draw:layer="layout" svg:width="4.268cm" svg:height="0.96cm" svg:x="8.407cm" svg:y="12.556cm">
          <text:p text:style-name="P4"><text:span text:style-name="T7">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7" draw:text-style-name="P5" draw:layer="layout" svg:width="5.284cm" svg:height="0.96cm" svg:x="1.688cm" svg:y="18.114cm">
          <text:p text:style-name="P4"><text:span text:style-name="T8">kibana.service.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8" draw:text-style-name="P5" draw:layer="layout" svg:width="6.904cm" svg:height="1.014cm" svg:x="7.288cm" svg:y="18.114cm">
          <text:p text:style-name="P4"><text:span text:style-name="T8">master.elastic.service.consul</text:span><text:span text:style-name="T8"><text:line-break/></text:span><text:span text:style-name="T8">ingest.elastic.service.consul</text:span><text:span text:style-name="T8"><text:line-break/></text:span><text:span text:style-name="T8">data.elastic.service.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3" draw:text-style-name="P6" draw:layer="layout" svg:width="3.3cm" svg:height="3.3cm" svg:x="15.502cm" svg:y="13.77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23" draw:text-style-name="P6" draw:layer="layout" svg:width="3.3cm" svg:height="3.3cm" svg:x="15.803cm" svg:y="14.071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3" draw:text-style-name="P6" draw:layer="layout" svg:width="3.3cm" svg:height="3.3cm" svg:x="16.104cm" svg:y="14.372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4" draw:text-style-name="P6" xml:id="id11" draw:id="id11" draw:layer="layout" svg:width="5.078cm" svg:height="5.586cm" svg:x="14.902cm" svg:y="12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9" draw:text-style-name="P5" draw:layer="layout" svg:width="3.07cm" svg:height="0.96cm" svg:x="16.007cm" svg:y="12.556cm">
          <text:p text:style-name="P4"><text:span text:style-name="T7">Logst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3" draw:text-style-name="P6" draw:layer="layout" svg:width="3.3cm" svg:height="3.3cm" svg:x="22.202cm" svg:y="13.97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4" draw:text-style-name="P6" xml:id="id7" draw:id="id7" draw:layer="layout" svg:width="5.078cm" svg:height="5.586cm" svg:x="21.302cm" svg:y="12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5" draw:layer="layout" svg:width="4.234cm" svg:height="0.96cm" svg:x="21.707cm" svg:y="12.556cm">
          <text:p text:style-name="P4"><text:span text:style-name="T7">Redis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1" draw:text-style-name="P5" draw:layer="layout" svg:width="5.74cm" svg:height="1.014cm" svg:x="14.594cm" svg:y="18.114cm">
          <text:p text:style-name="P4"><text:span text:style-name="T8">logstash.service.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2" draw:text-style-name="P5" draw:layer="layout" svg:width="5.036cm" svg:height="1.014cm" svg:x="21.494cm" svg:y="18.114cm">
          <text:p text:style-name="P4"><text:span text:style-name="T8">redis.service.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3" draw:text-style-name="P9" draw:layer="layout" svg:width="2.083cm" svg:height="0.96cm" svg:x="1.778cm" svg:y="11.264cm">
          <text:p text:style-name="P8"><text:span text:style-name="T7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4" draw:text-style-name="P9" draw:layer="layout" svg:width="2.083cm" svg:height="0.96cm" svg:x="8.002cm" svg:y="11.264cm">
          <text:p text:style-name="P8"><text:span text:style-name="T7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5" draw:text-style-name="P9" draw:layer="layout" svg:width="2.083cm" svg:height="0.96cm" svg:x="17.897cm" svg:y="11.264cm">
          <text:p text:style-name="P8"><text:span text:style-name="T7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9" draw:layer="layout" svg:width="2.083cm" svg:height="0.96cm" svg:x="24.297cm" svg:y="11.264cm">
          <text:p text:style-name="P8"><text:span text:style-name="T7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7" draw:text-style-name="P10" draw:layer="layout" draw:type="curve" svg:x1="23.841cm" svg:y1="12.27cm" svg:x2="18.478cm" svg:y2="7.16cm" draw:start-shape="id7" draw:start-glue-point="0" draw:end-shape="id8" draw:end-glue-point="1" svg:d="M23841 12270c0-3407-1787-5110-5363-5110" svg:viewBox="0 0 5364 5111">
          <text:p/>
        </draw:connector>
        <draw:connector draw:style-name="gr37" draw:text-style-name="P10" draw:layer="layout" draw:type="curve" svg:x1="4.341cm" svg:y1="12.27cm" svg:x2="9.336cm" svg:y2="7.16cm" draw:start-shape="id9" draw:start-glue-point="0" draw:end-shape="id8" draw:end-glue-point="3" svg:d="M4341 12270c0-3407 1665-5110 4995-5110" svg:viewBox="0 0 4996 5111">
          <text:p/>
        </draw:connector>
        <draw:connector draw:style-name="gr37" draw:text-style-name="P10" draw:layer="layout" draw:type="curve" svg:x1="10.541cm" svg:y1="12.27cm" svg:x2="13.907cm" svg:y2="10.068cm" draw:start-shape="id10" draw:start-glue-point="0" draw:end-shape="id8" svg:d="M10541 12270c0-1651 3366-551 3366-2202" svg:viewBox="0 0 3367 2203">
          <text:p/>
        </draw:connector>
        <draw:connector draw:style-name="gr37" draw:text-style-name="P10" draw:layer="layout" draw:type="curve" svg:x1="17.441cm" svg:y1="12.27cm" svg:x2="13.907cm" svg:y2="10.068cm" draw:start-shape="id11" draw:start-glue-point="0" draw:end-shape="id8" draw:end-glue-point="2" svg:d="M17441 12270c0-1651-3534-551-3534-2202" svg:viewBox="0 0 3535 2203">
          <text:p/>
        </draw:connector>
        <draw:connector draw:style-name="gr38" draw:text-style-name="P10" draw:layer="layout" draw:type="curve" svg:x1="15.43cm" svg:y1="5.824cm" svg:x2="16.401cm" svg:y2="7.336cm" draw:start-shape="id12" draw:start-glue-point="1" draw:end-shape="id13" draw:end-glue-point="0" svg:d="M15430 5824c648 0 971 504 971 1512" svg:viewBox="0 0 972 1513">
          <text:p/>
        </draw:connector>
        <draw:connector draw:style-name="gr38" draw:text-style-name="P10" draw:layer="layout" draw:type="curve" svg:x1="12.384cm" svg:y1="5.824cm" svg:x2="11.407cm" svg:y2="7.336cm" draw:start-shape="id12" draw:start-glue-point="3" draw:end-shape="id14" draw:end-glue-point="0" svg:d="M12384 5824c-652 0-977 504-977 1512" svg:viewBox="0 0 978 1513">
          <text:p/>
        </draw:connector>
        <draw:connector draw:style-name="gr38" draw:text-style-name="P10" draw:layer="layout" draw:type="curve" svg:x1="11.407cm" svg:y1="9.112cm" svg:x2="16.401cm" svg:y2="9.112cm" draw:start-shape="id14" draw:end-shape="id13" draw:end-glue-point="2" svg:d="M11407 9112c0 751 4994 751 4994 0" svg:viewBox="0 0 4995 564">
          <text:p/>
        </draw:connecto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部署前的准备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11">更新系统</text:p>
            <text:list text:style-name="L3">
              <text:list-item>
                <text:p text:style-name="P11">如果有条件的，应该把系统软件更新到最新版本，并重启一次。</text:p>
              </text:list-item>
              <text:list-item>
                <text:p text:style-name="P11">部署过程中，由于系统差别，可能会遇到某些依赖包缺失。请自行修复。<text:a xlink:href="https://pkgs.org/" xlink:type="simple">https://pkgs.org/</text:a>可搜索下载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lasticsearch 数据盘容量估算公式</text:p>
          </draw:text-box>
        </draw:frame>
        <draw:frame presentation:style-name="pr5" draw:layer="layout" svg:width="24cm" svg:height="12.179cm" svg:x="1.4cm" svg:y="5cm" presentation:class="outline" presentation:user-transformed="true">
          <draw:text-box>
            <text:list text:style-name="L2">
              <text:list-item>
                <text:p>以每条日志1kb大小为例，每秒产生1000条日志记录，不做任何解构的前提下，每天的数据存储量在83GB左右。2TB磁盘空间约可以存储23天左右的日志。数据盘必须独立加载，不与系统盘共享空间。其它硬件要求看下一页。<text:line-break/><text:span text:style-name="T9">1Kb*1000*86400</text:span><text:span text:style-name="T10">≈</text:span><text:span text:style-name="T9">83GB</text:span></text:p>
              </text:list-item>
              <text:list-item>
                <text:p>经过Logstash解构过滤后的日志存储量，会比实际的低。</text:p>
              </text:list-item>
              <text:list-item>
                <text:p>分布式架构下，每个ES数据节点的数据盘存储使用率，应限制在85%以下，保留足够的冗余空间，预防个别节点故障时的index存储迁移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配置要求</text:p>
          </draw:text-box>
        </draw:frame>
        <draw:frame draw:style-name="standard" draw:layer="layout" svg:width="23.199cm" svg:height="12.149cm" svg:x="2.3cm" svg:y="5.8cm" presentation:class="table" presentation:user-transformed="true">
          <table:table table:template-name="turquois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名称</text:p>
              </table:table-cell>
              <table:table-cell>
                <text:p text:style-name="P12">要求</text:p>
              </table:table-cell>
            </table:table-row>
            <table:table-row table:style-name="ro1">
              <table:table-cell table:style-name="ce2">
                <text:p text:style-name="P13">操作系统</text:p>
              </table:table-cell>
              <table:table-cell table:style-name="ce3">
                <text:p>Ubuntu xenial（首选），次选CentOS 7。</text:p>
              </table:table-cell>
            </table:table-row>
            <table:table-row table:style-name="ro2">
              <table:table-cell table:style-name="ce2">
                <text:p text:style-name="P13">CPU</text:p>
              </table:table-cell>
              <table:table-cell table:style-name="ce3">
                <text:p>4U+，2.6GHz+。</text:p>
              </table:table-cell>
            </table:table-row>
            <table:table-row table:style-name="ro2">
              <table:table-cell table:style-name="ce2">
                <text:p text:style-name="P13">RAM</text:p>
              </table:table-cell>
              <table:table-cell table:style-name="ce3">
                <text:p>8GB+(如果是单点部署ELK三个应用，不低于16GB。）</text:p>
              </table:table-cell>
            </table:table-row>
            <table:table-row table:style-name="ro3">
              <table:table-cell table:style-name="ce2">
                <text:p text:style-name="P13">数据盘</text:p>
              </table:table-cell>
              <table:table-cell table:style-name="ce3">
                <text:p>非系统分区，分区格式XFS，容量根据计算公式推导。</text:p>
              </table:table-cell>
            </table:table-row>
            <table:table-row table:style-name="ro3">
              <table:table-cell table:style-name="ce2">
                <text:p text:style-name="P13">平台</text:p>
              </table:table-cell>
              <table:table-cell table:style-name="ce3">
                <text:p>建议使用云主机，便于资源扩容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压测配置</text:p>
          </draw:text-box>
        </draw:frame>
        <draw:frame draw:style-name="gr39" draw:text-style-name="P14" draw:layer="layout" svg:width="17.824cm" svg:height="10.916cm" svg:x="4.726cm" svg:y="6.348cm">
          <draw:text-box>
            <text:p/>
            <text:p><text:s text:c="4"/>CPU: Intel(R) Core(TM) i7-7700 CPU @ 3.60GHz</text:p>
            <text:p/>
            <text:p><text:s text:c="4"/>RAM: 32 GB</text:p>
            <text:p/>
            <text:p><text:s text:c="4"/>SSD: Samsung MZ7LN512HMJP-00000</text:p>
            <text:p/>
            <text:p><text:s text:c="4"/>OS: Linux kernel version 4.13.0-38</text:p>
            <text:p/>
            <text:p><text:s text:c="4"/>OS TUNING:</text:p>
            <text:p><text:s text:c="8"/>/sys/kernel/mm/transparent_hugepage/enabled = always</text:p>
            <text:p><text:s text:c="8"/>/sys/kernel/mm/transparent_hugepage/defrag = always</text:p>
            <text:p/>
            <text:p><text:s text:c="4"/>JVM: Oracle JDK 1.8.0_131-b11</text:p>
            <text:p/>
          </draw:text-box>
        </draw:frame>
        <draw:frame draw:style-name="gr40" draw:text-style-name="P14" draw:layer="layout" svg:width="15.951cm" svg:height="1.191cm" svg:x="1.27cm" svg:y="4.397cm">
          <draw:text-box>
            <text:p>数据来自：https://elasticsearch-benchmarks.elastic.c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压测结果（3节点）</text:p>
          </draw:text-box>
        </draw:frame>
        <draw:frame draw:style-name="standard" draw:layer="layout" svg:width="25.015cm" svg:height="7.205cm" svg:x="1.528cm" svg:y="11.24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4">
              <table:table-cell>
                <text:p text:style-name="P12">HTTP Logs</text:p>
              </table:table-cell>
              <table:table-cell>
                <text:p text:style-name="P12">日志数</text:p>
              </table:table-cell>
              <table:table-cell>
                <text:p text:style-name="P12">数据大小</text:p>
              </table:table-cell>
            </table:table-row>
            <table:table-row table:style-name="ro5">
              <table:table-cell table:style-name="ce5">
                <text:p text:style-name="P15">Indexing Throughput</text:p>
              </table:table-cell>
              <table:table-cell table:style-name="ce6">
                <text:p text:style-name="P16">约12～18万条/秒</text:p>
              </table:table-cell>
              <table:table-cell table:style-name="ce7">
                <text:p text:style-name="P17">16GB/24小时</text:p>
              </table:table-cell>
            </table:table-row>
            <table:table-row table:style-name="ro5">
              <table:table-cell table:style-name="ce5">
                <text:p text:style-name="P15">Io Index Size (src on)</text:p>
              </table:table-cell>
              <table:table-cell table:style-name="ce6">
                <text:p text:style-name="P16">（同上）</text:p>
              </table:table-cell>
              <table:table-cell table:style-name="ce8">
                <text:p text:style-name="P18">34.3GB/24小时</text:p>
              </table:table-cell>
            </table:table-row>
            <table:table-row table:style-name="ro5">
              <table:table-cell table:style-name="ce5">
                <text:p text:style-name="P15">Io Written (src on)</text:p>
              </table:table-cell>
              <table:table-cell table:style-name="ce6">
                <text:p text:style-name="P16">（同上）</text:p>
              </table:table-cell>
              <table:table-cell table:style-name="ce8">
                <text:p text:style-name="P18">112.4GB/24小时</text:p>
              </table:table-cell>
            </table:table-row>
            <table:table-row table:style-name="ro5">
              <table:table-cell table:style-name="ce5">
                <text:p text:style-name="P15">Io Index Size (src off)</text:p>
              </table:table-cell>
              <table:table-cell table:style-name="ce6">
                <text:p text:style-name="P16">（同上）</text:p>
              </table:table-cell>
              <table:table-cell table:style-name="ce8">
                <text:p text:style-name="P18">26.6GB/24小时</text:p>
              </table:table-cell>
            </table:table-row>
            <table:table-row table:style-name="ro5">
              <table:table-cell table:style-name="ce5">
                <text:p text:style-name="P15">Io Written (src off)</text:p>
              </table:table-cell>
              <table:table-cell table:style-name="ce6">
                <text:p text:style-name="P16">（同上）</text:p>
              </table:table-cell>
              <table:table-cell table:style-name="ce8">
                <text:p text:style-name="P18">88.1GB/24小时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14" draw:layer="layout" svg:width="17.372cm" svg:height="5.006cm" svg:x="1.524cm" svg:y="4.826cm">
          <draw:text-box>
            <text:p text:style-name="P19">defaults: out of the box configuration of Elasticsearch</text:p>
            <text:p text:style-name="P19">4g: 4GB heap size</text:p>
            <text:p text:style-name="P19">security: with X-Pack Security enabled</text:p>
            <text:p text:style-name="P19">3-nodes: runs against a three node cluster (with one replica)</text:p>
            <text:p text:style-name="P19">no-src: The _source field is disabl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单点部署架构（仅开发测试）</text:p>
          </draw:text-box>
        </draw:frame>
        <draw:custom-shape draw:style-name="gr42" draw:text-style-name="P10" draw:layer="layout" svg:width="7.366cm" svg:height="2.286cm" svg:x="4.064cm" svg:y="6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0" draw:layer="layout" svg:width="7.366cm" svg:height="2.286cm" svg:x="14.478cm" svg:y="6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xml:id="id18" draw:id="id18" draw:layer="layout" svg:width="7.366cm" svg:height="2.286cm" svg:x="4.065cm" svg:y="6.543cm">
          <text:p text:style-name="P12">Kib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xml:id="id17" draw:id="id17" draw:layer="layout" svg:width="7.366cm" svg:height="2.286cm" svg:x="14.479cm" svg:y="6.543cm">
          <text:p text:style-name="P12">Elastic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xml:id="id16" draw:id="id16" draw:layer="layout" svg:width="7.366cm" svg:height="2.286cm" svg:x="4.064cm" svg:y="12.384cm">
          <text:p text:style-name="P12">Logst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xml:id="id15" draw:id="id15" draw:layer="layout" svg:width="7.366cm" svg:height="2.286cm" svg:x="14.478cm" svg:y="12.384cm">
          <text:p text:style-name="P12">Beats 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10" draw:layer="layout" draw:type="curve" svg:x1="14.478cm" svg:y1="13.527cm" svg:x2="11.43cm" svg:y2="13.527cm" draw:start-shape="id15" draw:start-glue-point="3" draw:end-shape="id16" svg:d="M14478 13527h-3048" svg:viewBox="0 0 3049 1">
          <text:p/>
        </draw:connector>
        <draw:connector draw:style-name="gr44" draw:text-style-name="P10" draw:layer="layout" draw:type="curve" svg:x1="7.747cm" svg:y1="12.384cm" svg:x2="18.162cm" svg:y2="8.829cm" draw:start-shape="id16" draw:start-glue-point="0" draw:end-shape="id17" draw:end-glue-point="2" svg:d="M7747 12384c0-2665 10415-888 10415-3555" svg:viewBox="0 0 10416 3556">
          <text:p/>
        </draw:connector>
        <draw:connector draw:style-name="gr44" draw:text-style-name="P10" draw:layer="layout" draw:type="curve" svg:x1="14.479cm" svg:y1="7.686cm" svg:x2="11.431cm" svg:y2="7.686cm" draw:start-shape="id17" draw:start-glue-point="3" draw:end-shape="id18" draw:end-glue-point="1" svg:d="M14479 7686h-3048" svg:viewBox="0 0 3049 1">
          <text:p/>
        </draw:connecto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小型部署架构（3节点）</text:p>
          </draw:text-box>
        </draw:frame>
        <draw:custom-shape draw:style-name="gr45" draw:text-style-name="P10" xml:id="id19" draw:id="id19" draw:layer="layout" svg:width="6.604cm" svg:height="6.434cm" svg:x="1.778cm" svg:y="8.112cm">
          <text:p text:style-name="P12">Elasticsearch</text:p>
          <text:p text:style-name="P12">+<text:line-break/>Logstash</text:p>
          <text:p text:style-name="P12">+</text:p>
          <text:p text:style-name="P12">Kib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xml:id="id20" draw:id="id20" draw:layer="layout" svg:width="6.604cm" svg:height="6.433cm" svg:x="10.541cm" svg:y="8.113cm">
          <text:p text:style-name="P12">Elasticsearch</text:p>
          <text:p text:style-name="P12">+<text:line-break/>Logstash</text:p>
          <text:p text:style-name="P12">+</text:p>
          <text:p text:style-name="P12">Kib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21" draw:id="id21" draw:layer="layout" svg:width="6.604cm" svg:height="6.432cm" svg:x="19.304cm" svg:y="8.114cm">
          <text:p text:style-name="P12">Elasticsearch</text:p>
          <text:p text:style-name="P12">+<text:line-break/>Logstash</text:p>
          <text:p text:style-name="P12">+</text:p>
          <text:p text:style-name="P12">Kib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4" draw:layer="layout" svg:width="24.622cm" svg:height="1.191cm" svg:x="1.44cm" svg:y="5.216cm">
          <draw:text-box>
            <text:p>应用场景：对数据完整性以及集群高可用有要求，没有实时弹性伸缩要求。</text:p>
          </draw:text-box>
        </draw:frame>
        <draw:connector draw:style-name="gr38" draw:text-style-name="P10" draw:layer="layout" draw:type="line" svg:x1="8.382cm" svg:y1="11.329cm" svg:x2="10.541cm" svg:y2="11.329cm" draw:start-shape="id19" draw:start-glue-point="1" draw:end-shape="id20" draw:end-glue-point="3" svg:d="M8382 11329h2159" svg:viewBox="0 0 2160 1">
          <text:p/>
        </draw:connector>
        <draw:connector draw:style-name="gr38" draw:text-style-name="P10" draw:layer="layout" draw:type="line" svg:x1="17.145cm" svg:y1="11.329cm" svg:x2="19.304cm" svg:y2="11.33cm" draw:start-shape="id20" draw:start-glue-point="1" draw:end-shape="id21" draw:end-glue-point="3" svg:d="M17145 11329l2159 1" svg:viewBox="0 0 2160 2">
          <text:p/>
        </draw:connecto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中型部署架构（弹性扩缩）</text:p>
          </draw:text-box>
        </draw:frame>
        <draw:custom-shape draw:style-name="gr49" draw:text-style-name="P10" xml:id="id25" draw:id="id25" draw:layer="layout" svg:width="4.318cm" svg:height="2.032cm" svg:x="2.702cm" svg:y="7.442cm">
          <text:p text:style-name="P12">Kibana *</text:p>
          <draw:enhanced-geometry svg:viewBox="0 0 21600 21600" draw:type="rectangle" draw:enhanced-path="M 0 0 L 21600 0 21600 21600 0 21600 0 0 Z N"/>
        </draw:custom-shape>
        <draw:custom-shape draw:style-name="gr50" draw:text-style-name="P10" xml:id="id22" draw:id="id22" draw:layer="layout" svg:width="6.096cm" svg:height="2.032cm" svg:x="11.592cm" svg:y="7.442cm">
          <text:p text:style-name="P12">Logstash *</text:p>
          <draw:enhanced-geometry svg:viewBox="0 0 21600 21600" draw:type="rectangle" draw:enhanced-path="M 0 0 L 21600 0 21600 21600 0 21600 0 0 Z N"/>
        </draw:custom-shape>
        <draw:custom-shape draw:style-name="gr51" draw:text-style-name="P10" xml:id="id23" draw:id="id23" draw:layer="layout" svg:width="6.858cm" svg:height="2.286cm" svg:x="2.702cm" svg:y="12.776cm">
          <text:p text:style-name="P12">Elasticsearch Master</text:p>
          <text:p text:style-name="P12">（3 nodes）</text:p>
          <draw:enhanced-geometry svg:viewBox="0 0 21600 21600" draw:type="rectangle" draw:enhanced-path="M 0 0 L 21600 0 21600 21600 0 21600 0 0 Z N"/>
        </draw:custom-shape>
        <draw:custom-shape draw:style-name="gr51" draw:text-style-name="P10" xml:id="id24" draw:id="id24" draw:layer="layout" svg:width="6.858cm" svg:height="2.286cm" svg:x="13.116cm" svg:y="12.776cm">
          <text:p text:style-name="P12">Elasticsearch Data</text:p>
          <text:p text:style-name="P12">（3 <text:s/>nodes or more）</text:p>
          <draw:enhanced-geometry svg:viewBox="0 0 21600 21600" draw:type="rectangle" draw:enhanced-path="M 0 0 L 21600 0 21600 21600 0 21600 0 0 Z N"/>
        </draw:custom-shape>
        <draw:connector draw:style-name="gr44" draw:text-style-name="P10" draw:layer="layout" draw:type="curve" svg:x1="14.64cm" svg:y1="9.474cm" svg:x2="6.131cm" svg:y2="12.776cm" draw:start-shape="id22" draw:end-shape="id23" draw:end-glue-point="0" svg:d="M14640 9474c0 2476-8509 826-8509 3302" svg:viewBox="0 0 8510 3303">
          <text:p/>
        </draw:connector>
        <draw:connector draw:style-name="gr44" draw:text-style-name="P10" draw:layer="layout" draw:type="curve" svg:x1="9.56cm" svg:y1="13.919cm" svg:x2="13.116cm" svg:y2="13.919cm" draw:start-shape="id23" draw:start-glue-point="1" draw:end-shape="id24" draw:end-glue-point="3" svg:d="M9560 13919h3556" svg:viewBox="0 0 3557 1">
          <text:p/>
        </draw:connector>
        <draw:connector draw:style-name="gr44" draw:text-style-name="P10" draw:layer="layout" draw:type="curve" svg:x1="2.702cm" svg:y1="13.919cm" svg:x2="2.702cm" svg:y2="8.458cm" draw:start-shape="id23" draw:start-glue-point="3" draw:end-shape="id25" draw:end-glue-point="3" svg:d="M2702 13919c-751 0-751-5461 0-5461" svg:viewBox="0 0 564 5462">
          <text:p/>
        </draw:connector>
        <draw:frame draw:style-name="gr40" draw:text-style-name="P14" draw:layer="layout" svg:width="22.939cm" svg:height="3.071cm" svg:x="1.794cm" svg:y="15.824cm">
          <draw:text-box>
            <text:list text:style-name="L6">
              <text:list-item>
                <text:p>带 * 表示至少1个节点并可以扩缩。</text:p>
              </text:list-item>
              <text:list-item>
                <text:p>Elasticsearch Data节点可扩缩。</text:p>
              </text:list-item>
              <text:list-item>
                <text:p>Elasticsearch Master负责维护集群节点信息，以及处理index。不存储数据。</text:p>
              </text:list-item>
            </text:list>
          </draw:text-box>
        </draw:frame>
        <draw:frame draw:style-name="gr52" draw:text-style-name="P20" draw:layer="layout" svg:width="25.359cm" svg:height="2.131cm" svg:x="0.803cm" svg:y="5.164cm">
          <draw:text-box>
            <text:list text:style-name="L7">
              <text:list-header>
                <text:p>应用场景：业务量会不断增长，需要保留长期历史日志，但对实施搜索要求不高的。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21" draw:layer="layout" svg:width="20cm" svg:height="2cm" svg:x="1.4cm" svg:y="1.6cm" presentation:class="title" presentation:user-transformed="true">
          <draw:text-box>
            <text:p text:style-name="P21"><text:span text:style-name="T11">大型部署架构（弹性扩缩，冷热分离）</text:span></text:p>
          </draw:text-box>
        </draw:frame>
        <draw:custom-shape draw:style-name="gr49" draw:text-style-name="P10" xml:id="id29" draw:id="id29" draw:layer="layout" svg:width="4.318cm" svg:height="2.032cm" svg:x="2.702cm" svg:y="5.842cm">
          <text:p text:style-name="P12">Kibana *</text:p>
          <draw:enhanced-geometry svg:viewBox="0 0 21600 21600" draw:type="rectangle" draw:enhanced-path="M 0 0 L 21600 0 21600 21600 0 21600 0 0 Z N"/>
        </draw:custom-shape>
        <draw:custom-shape draw:style-name="gr50" draw:text-style-name="P10" xml:id="id31" draw:id="id31" draw:layer="layout" svg:width="6.096cm" svg:height="2.032cm" svg:x="18.558cm" svg:y="5.842cm">
          <text:p text:style-name="P12">Redis HA *</text:p>
          <draw:enhanced-geometry svg:viewBox="0 0 21600 21600" draw:type="rectangle" draw:enhanced-path="M 0 0 L 21600 0 21600 21600 0 21600 0 0 Z N"/>
        </draw:custom-shape>
        <draw:custom-shape draw:style-name="gr51" draw:text-style-name="P10" xml:id="id28" draw:id="id28" draw:layer="layout" svg:width="6.858cm" svg:height="2.286cm" svg:x="2.702cm" svg:y="8.636cm">
          <text:p text:style-name="P12">Elasticsearch</text:p>
          <text:p text:style-name="P12">Cross Search</text:p>
          <draw:enhanced-geometry svg:viewBox="0 0 21600 21600" draw:type="rectangle" draw:enhanced-path="M 0 0 L 21600 0 21600 21600 0 21600 0 0 Z N"/>
        </draw:custom-shape>
        <draw:custom-shape draw:style-name="gr51" draw:text-style-name="P10" xml:id="id27" draw:id="id27" draw:layer="layout" svg:width="6.858cm" svg:height="2.286cm" svg:x="17.796cm" svg:y="9.019cm">
          <text:p text:style-name="P12">Elasticsearch Hot Data</text:p>
          <text:p text:style-name="P12">（3 <text:s/>nodes or more）</text:p>
          <draw:enhanced-geometry svg:viewBox="0 0 21600 21600" draw:type="rectangle" draw:enhanced-path="M 0 0 L 21600 0 21600 21600 0 21600 0 0 Z N"/>
        </draw:custom-shape>
        <draw:connector draw:style-name="gr44" draw:text-style-name="P10" draw:layer="layout" draw:type="curve" svg:x1="9.56cm" svg:y1="12.827cm" svg:x2="17.796cm" svg:y2="10.162cm" draw:start-shape="id26" draw:end-shape="id27" draw:end-glue-point="3" svg:d="M9560 12827c6177 0 2059-2665 8236-2665" svg:viewBox="0 0 8237 2666">
          <text:p/>
        </draw:connector>
        <draw:connector draw:style-name="gr44" draw:text-style-name="P10" draw:layer="layout" draw:type="curve" svg:x1="2.702cm" svg:y1="9.779cm" svg:x2="2.702cm" svg:y2="6.858cm" draw:start-shape="id28" draw:start-glue-point="3" draw:end-shape="id29" draw:end-glue-point="3" svg:d="M2702 9779c-751 0-751-2921 0-2921" svg:viewBox="0 0 564 2922">
          <text:p/>
        </draw:connector>
        <draw:frame draw:style-name="gr40" draw:text-style-name="P23" draw:layer="layout" svg:width="20.497cm" svg:height="5.279cm" svg:x="1.794cm" svg:y="14.224cm">
          <draw:text-box>
            <text:list text:style-name="L6">
              <text:list-item>
                <text:p text:style-name="P22"><text:span text:style-name="T12">带 </text:span><text:span text:style-name="T12">* </text:span><text:span text:style-name="T12">表示至少</text:span><text:span text:style-name="T12">1</text:span><text:span text:style-name="T12">个节点并可以扩缩。</text:span></text:p>
              </text:list-item>
              <text:list-item>
                <text:p text:style-name="P22"><text:span text:style-name="T12">Redis</text:span><text:span text:style-name="T12">作为前置缓存，大内存应对日志高峰，避免日志采集端堆积数据。</text:span></text:p>
              </text:list-item>
              <text:list-item>
                <text:p text:style-name="P22"><text:span text:style-name="T12">Elasticsearch Hot Data</text:span><text:span text:style-name="T12">节点可扩缩，使用</text:span><text:span text:style-name="T12">SSD</text:span><text:span text:style-name="T12">，存储最新数据。</text:span></text:p>
              </text:list-item>
            </text:list>
            <text:list text:style-name="L7">
              <text:list-item>
                <text:p text:style-name="P22"><text:span text:style-name="T12">Elasticsearch Cold Data</text:span><text:span text:style-name="T12">节点可扩缩，使用大容量机械硬盘，存储历史数据。</text:span></text:p>
              </text:list-item>
            </text:list>
            <text:list text:style-name="L6">
              <text:list-item>
                <text:p text:style-name="P22"><text:span text:style-name="T12">Elasticsearch Master</text:span><text:span text:style-name="T12">负责维护集群节点信息，以及处理</text:span><text:span text:style-name="T12">index</text:span><text:span text:style-name="T12">。不存储数据。</text:span></text:p>
              </text:list-item>
              <text:list-item>
                <text:p text:style-name="P22"><text:span text:style-name="T12">Cross Search</text:span><text:span text:style-name="T12">节点可以跨多个</text:span><text:span text:style-name="T12">ES</text:span><text:span text:style-name="T12">集群进行查询，本身不处理数据。</text:span></text:p>
              </text:list-item>
            </text:list>
          </draw:text-box>
        </draw:frame>
        <draw:custom-shape draw:style-name="gr51" draw:text-style-name="P10" xml:id="id30" draw:id="id30" draw:layer="layout" svg:width="6.858cm" svg:height="2.286cm" svg:x="17.796cm" svg:y="11.668cm">
          <text:p text:style-name="P12">Elasticsearch Cold Data</text:p>
          <text:p text:style-name="P12">（3 <text:s/>nodes or more）</text:p>
          <draw:enhanced-geometry svg:viewBox="0 0 21600 21600" draw:type="rectangle" draw:enhanced-path="M 0 0 L 21600 0 21600 21600 0 21600 0 0 Z N"/>
        </draw:custom-shape>
        <draw:connector draw:style-name="gr44" draw:text-style-name="P10" draw:layer="layout" draw:type="curve" svg:x1="9.56cm" svg:y1="12.827cm" svg:x2="17.796cm" svg:y2="12.811cm" draw:start-shape="id26" draw:start-glue-point="1" draw:end-shape="id30" draw:end-glue-point="3" svg:d="M9560 12827c6177 0 2059-16 8236-16" svg:viewBox="0 0 8237 17">
          <text:p/>
        </draw:connector>
        <draw:custom-shape draw:style-name="gr50" draw:text-style-name="P10" xml:id="id32" draw:id="id32" draw:layer="layout" svg:width="6.096cm" svg:height="2.032cm" svg:x="9.33cm" svg:y="5.842cm">
          <text:p text:style-name="P12">Logstash *</text:p>
          <draw:enhanced-geometry svg:viewBox="0 0 21600 21600" draw:type="rectangle" draw:enhanced-path="M 0 0 L 21600 0 21600 21600 0 21600 0 0 Z N"/>
        </draw:custom-shape>
        <draw:connector draw:style-name="gr44" draw:text-style-name="P10" draw:layer="layout" draw:type="curve" svg:x1="18.558cm" svg:y1="6.858cm" svg:x2="15.426cm" svg:y2="6.858cm" draw:start-shape="id31" draw:start-glue-point="3" draw:end-shape="id32" draw:end-glue-point="1" svg:d="M18558 6858h-3132" svg:viewBox="0 0 3133 1">
          <text:p/>
        </draw:connector>
        <draw:connector draw:style-name="gr44" draw:text-style-name="P10" draw:layer="layout" draw:type="curve" svg:x1="12.378cm" svg:y1="7.874cm" svg:x2="9.56cm" svg:y2="12.827cm" draw:start-shape="id32" draw:start-glue-point="2" draw:end-shape="id26" draw:end-glue-point="1" svg:d="M12378 7874c0 3302-939 4953-2818 4953" svg:viewBox="0 0 2819 4954">
          <text:p/>
        </draw:connector>
        <draw:custom-shape draw:style-name="gr51" draw:text-style-name="P10" xml:id="id26" draw:id="id26" draw:layer="layout" svg:width="6.858cm" svg:height="2.286cm" svg:x="2.702cm" svg:y="11.684cm">
          <text:p text:style-name="P12">Elasticsearch Master</text:p>
          <text:p text:style-name="P12">（3 nodes）</text:p>
          <draw:enhanced-geometry svg:viewBox="0 0 21600 21600" draw:type="rectangle" draw:enhanced-path="M 0 0 L 21600 0 21600 21600 0 21600 0 0 Z N"/>
        </draw:custom-shape>
        <draw:connector draw:style-name="gr44" draw:text-style-name="P10" draw:layer="layout" draw:type="curve" svg:x1="2.702cm" svg:y1="12.827cm" svg:x2="2.702cm" svg:y2="9.779cm" draw:start-shape="id26" draw:start-glue-point="3" draw:end-shape="id28" draw:end-glue-point="3" svg:d="M2702 12827c-751 0-751-3048 0-3048" svg:viewBox="0 0 564 3049">
          <text:p/>
        </draw:connector>
        <draw:frame draw:style-name="gr40" draw:text-style-name="P14" draw:layer="layout" svg:width="22.692cm" svg:height="1.191cm" svg:x="0.803cm" svg:y="4.143cm">
          <draw:text-box>
            <text:list text:style-name="L7">
              <text:list-header>
                <text:p text:style-name="P24">应用场景：日志流量高低峰波动大，跨机房异地高可用，对实时搜索有要求。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数据盘空间管理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8">
              <text:list-item>
                <text:p>使用官方curator，通过定时任务把旧数据删除或迁移到冷数据节点。</text:p>
              </text:list-item>
              <text:list-item>
                <text:p>通过zabbix监控，超过使用率上限时，强制清理数据或迁移。</text:p>
              </text:list-item>
              <text:list-item>
                <text:p>1台Data节点可挂载多个数据盘，在elasticsearch.yml配置里添加对应路径即可。Elasticsearch集群会自动平衡数据的分布。</text:p>
              </text:list-item>
              <text:list-item>
                <text:p>也可以通过添加Data节点来增加可用空间，Elasticsearch集群会自动平衡数据的分布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常见问题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9">
              <text:list-item>
                <text:p>Q：如何升级？<text:line-break/>A：根据官方的升级手册，通过ansible自动化工具，实现滚动升级。升级前可对数据做快照，对数据无害。</text:p>
              </text:list-item>
              <text:list-item>
                <text:p>Q：ELK的访问限制？<text:line-break/>A：方法一是购买官方的X-PACK服务，最为理想；方法二是通过nginx反向代理，添加http(s)登录验证；方法三是使用多个ES集群隔离不同的日志，并设置http(s)登录验证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3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Zen Hei2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6:23:29.040306722</meta:creation-date>
    <meta:editing-duration>PT6H33M37S</meta:editing-duration>
    <meta:editing-cycles>179</meta:editing-cycles>
    <meta:generator>LibreOffice/5.1.6.2$Linux_X86_64 LibreOffice_project/10m0$Build-2</meta:generator>
    <dc:date>2018-07-23T18:25:27.830205509</dc:date>
    <meta:document-statistic meta:object-count="180"/>
    <meta:template xlink:type="simple" xlink:actuate="onRequest" xlink:title="Inspiration" xlink:href="../../../../../../usr/lib/libreoffice/share/template/common/layout/Inspiration.otp" meta:date="2018-07-20T16:23:28.700834489"/>
  </office:meta>
</office:document-meta>
</file>